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278e" officeooo:paragraph-rsid="0009278e"/>
    </style:style>
    <style:style style:name="P2" style:family="paragraph" style:parent-style-name="Standard" style:list-style-name="L1">
      <style:text-properties officeooo:rsid="0009278e" officeooo:paragraph-rsid="0009278e"/>
    </style:style>
    <style:style style:name="P3" style:family="paragraph" style:parent-style-name="Standard">
      <style:text-properties officeooo:rsid="000ac9ea" officeooo:paragraph-rsid="000ac9ea"/>
    </style:style>
    <style:style style:name="T1" style:family="text">
      <style:text-properties officeooo:rsid="000ac9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dos iniciais:</text:p>
      <text:list xml:id="list4267661548897345017" text:style-name="L1">
        <text:list-item>
          <text:p text:style-name="P2">Ponto inicial e final no espaço ( comprimento e elevação)</text:p>
        </text:list-item>
        <text:list-item>
          <text:p text:style-name="P2">Capacidade</text:p>
        </text:list-item>
        <text:list-item>
          <text:p text:style-name="P2">Material transportado, ângulo de acomodação</text:p>
        </text:list-item>
      </text:list>
      <text:p text:style-name="P1"/>
      <text:p text:style-name="P1"/>
      <text:p text:style-name="P1">A partir dos dados iniciais, defini-se a largura e velocidade da correia, de modo iterativo, respeitando-se o enchimento, normalmente definido em 80% CEMA</text:p>
      <text:p text:style-name="P1"/>
      <text:p text:style-name="P1">Com largura e velocidade da correia definidos, <text:span text:style-name="T1">a potência requerida pelo transportador é dada por </text:span></text:p>
      <text:p text:style-name="P1"/>
      <text:p text:style-name="P3">potência requerida = tensao_total_correia * velocidade</text:p>
      <text:p text:style-name="P3"/>
      <text:p text:style-name="P3">Parte-se então para o calculo da tensão total na correia, que é a soma das tensões ( resistências ) individu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22:11:19.104499522</meta:creation-date>
    <meta:generator>LibreOffice/5.1.6.2$Linux_X86_64 LibreOffice_project/10m0$Build-2</meta:generator>
    <dc:date>2017-08-12T22:19:28.942856643</dc:date>
    <meta:editing-duration>PT8M11S</meta:editing-duration>
    <meta:editing-cycles>2</meta:editing-cycles>
    <meta:document-statistic meta:table-count="0" meta:image-count="0" meta:object-count="0" meta:page-count="1" meta:paragraph-count="8" meta:word-count="85" meta:character-count="545" meta:non-whitespace-character-count="470"/>
  </office:meta>
</office:document-meta>
</file>